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0472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te: The duration of each lesson can be adjusted based on the available time and the pace of the students.</text:p>
      <text:p text:style-name="P1"/>
      <text:p text:style-name="P1">Note: The code examples provided are simplified and may need to be adapted based on the specific hardware and libraries used in the Donkey Car project.</text:p>
      <text:p text:style-name="P1"/>
      <text:p text:style-name="P1"/>
      <text:p text:style-name="P1">Week 1: Introduction to Donkey Car and AI</text:p>
      <text:p text:style-name="P1"/>
      <text:p text:style-name="P1">- Introduction (5 minutes)</text:p>
      <text:p text:style-name="P1"><text:s text:c="2"/>- Welcome students and provide an overview of the lesson plan.</text:p>
      <text:p text:style-name="P1"><text:s text:c="2"/>- Explain the importance of AI in autonomous vehicles and its applications.</text:p>
      <text:p text:style-name="P1"/>
      <text:p text:style-name="P1">- What is Donkey Car? (10 minutes)</text:p>
      <text:p text:style-name="P1"><text:s text:c="2"/>- Explain the concept of Donkey Car as an open-source DIY self-driving platform.</text:p>
      <text:p text:style-name="P1"><text:s text:c="2"/>- Discuss the various components of a Donkey Car, such as the chassis, motor, camera, and microprocessor.</text:p>
      <text:p text:style-name="P1"/>
      <text:p text:style-name="P1">- Introduction to AI (15 minutes)</text:p>
      <text:p text:style-name="P1"><text:s text:c="2"/>- Define AI and its applications in various fields.</text:p>
      <text:p text:style-name="P1"><text:s text:c="2"/>- Discuss the role of AI in autonomous vehicles and its importance in Donkey Car.</text:p>
      <text:p text:style-name="P1"/>
      <text:p text:style-name="P1">- Activity: AI Examples (20 minutes)</text:p>
      <text:p text:style-name="P1"><text:s text:c="2"/>- Provide examples of AI applications in everyday life, such as voice assistants, recommendation systems, and image recognition.</text:p>
      <text:p text:style-name="P1"><text:s text:c="2"/>- Discuss how AI can be applied to Donkey Car to enable autonomous driving.</text:p>
      <text:p text:style-name="P1"/>
      <text:p text:style-name="P1">- Recap and Homework (10 minutes)</text:p>
      <text:p text:style-name="P1"><text:s text:c="2"/>- Summarize the key points covered in the lesson.</text:p>
      <text:p text:style-name="P1">- Assign homework: Research and find one real-world example of AI in autonomous vehicles.</text:p>
      <text:p text:style-name="P1"/>
      <text:p text:style-name="P1"/>
      <text:p text:style-name="P1">Week 1: Introduction to Donkey Car and AI</text:p>
      <text:p text:style-name="P1"/>
      <text:p text:style-name="P1">Python Code Example:</text:p>
      <text:p text:style-name="P1">```python</text:p>
      <text:p text:style-name="P1"># Example Python code for controlling Donkey Car</text:p>
      <text:p text:style-name="P1"/>
      <text:p text:style-name="P1"># Import necessary libraries</text:p>
      <text:p text:style-name="P1">import time</text:p>
      <text:p text:style-name="P1"/>
      <text:p text:style-name="P1"># Define a function to drive the car forward</text:p>
      <text:p text:style-name="P1">def drive_forward():</text:p>
      <text:p text:style-name="P1"><text:s text:c="4"/># Code to control the motors and drive the car forward</text:p>
      <text:p text:style-name="P1"><text:s text:c="4"/>print("Driving forward...")</text:p>
      <text:p text:style-name="P1"/>
      <text:p text:style-name="P1"># Call the function to drive the car forward</text:p>
      <text:p text:style-name="P1">drive_forward()</text:p>
      <text:p text:style-name="P1">```</text:p>
      <text:p text:style-name="P1"><text:soft-page-break/></text:p>
      <text:p text:style-name="P1">MicroPython Code Example:</text:p>
      <text:p text:style-name="P1">```python</text:p>
      <text:p text:style-name="P1"># Example MicroPython code for controlling Donkey Car</text:p>
      <text:p text:style-name="P1"/>
      <text:p text:style-name="P1"># Import necessary libraries</text:p>
      <text:p text:style-name="P1">import time</text:p>
      <text:p text:style-name="P1"/>
      <text:p text:style-name="P1"># Define a function to drive the car forward</text:p>
      <text:p text:style-name="P1">def drive_forward():</text:p>
      <text:p text:style-name="P1"><text:s text:c="4"/># Code to control the motors and drive the car forward</text:p>
      <text:p text:style-name="P1"><text:s text:c="4"/>print("Driving forward...")</text:p>
      <text:p text:style-name="P1"/>
      <text:p text:style-name="P1"># Call the function to drive the car forward</text:p>
      <text:p text:style-name="P1">drive_forward()</text:p>
      <text:p text:style-name="P1">```</text:p>
      <text:p text:style-name="P1"/>
      <text:p text:style-name="P1"/>
      <text:p text:style-name="P1"/>
      <text:p text:style-name="P1"/>
      <text:p text:style-name="P1">Week 2: Selecting the Right Microprocessor for Donkey Car</text:p>
      <text:p text:style-name="P1"/>
      <text:p text:style-name="P1">- Recap and Discussion (10 minutes)</text:p>
      <text:p text:style-name="P1"><text:s text:c="2"/>- Review the homework and discuss the real-world examples of AI in autonomous vehicles.</text:p>
      <text:p text:style-name="P1"><text:s text:c="2"/>- Encourage students to share their findings and insights.</text:p>
      <text:p text:style-name="P1"/>
      <text:p text:style-name="P1">- Introduction to Microprocessors (15 minutes)</text:p>
      <text:p text:style-name="P1"><text:s text:c="2"/>- Explain the role of microprocessors in Donkey Car and their importance in AI applications.</text:p>
      <text:p text:style-name="P1"><text:s text:c="2"/>- Discuss the different types of microprocessors commonly used in DIY robotics.</text:p>
      <text:p text:style-name="P1"/>
      <text:p text:style-name="P1">- Factors to Consider (15 minutes)</text:p>
      <text:p text:style-name="P1"><text:s text:c="2"/>- Discuss the factors to consider when selecting a microprocessor, such as processing power, memory, compatibility, and cost.</text:p>
      <text:p text:style-name="P1"><text:s text:c="2"/>- Explain the trade-offs between different microprocessors and their impact on the performance of Donkey Car.</text:p>
      <text:p text:style-name="P1"/>
      <text:p text:style-name="P1">- Activity: Microprocessor Selection (20 minutes)</text:p>
      <text:p text:style-name="P1"><text:s text:c="2"/>- Provide a list of microprocessors commonly used in Donkey Car projects.</text:p>
      <text:p text:style-name="P1"><text:s text:c="2"/>- Assign students to research and compare the specifications, capabilities, and costs of different microprocessors.</text:p>
      <text:p text:style-name="P1"><text:s text:c="2"/>- Instruct students to select the most suitable microprocessor for their Donkey Car project based on their requirements and budget.</text:p>
      <text:p text:style-name="P1"/>
      <text:p text:style-name="P1">- Recap and Homework (10 minutes)</text:p>
      <text:p text:style-name="P1"><text:s text:c="2"/>- Summarize the key points covered in the lesson.</text:p>
      <text:p text:style-name="P1">- Assign homework: Write a short paragraph explaining their microprocessor selection and justification.</text:p>
      <text:p text:style-name="P1"/>
      <text:p text:style-name="P1"/>
      <text:p text:style-name="P1">Week 2: Selecting the Right Microprocessor for Donkey Car</text:p>
      <text:p text:style-name="P1"><text:soft-page-break/></text:p>
      <text:p text:style-name="P1">Python Code Example:</text:p>
      <text:p text:style-name="P1">```python</text:p>
      <text:p text:style-name="P1"># Example Python code for microprocessor selection</text:p>
      <text:p text:style-name="P1"/>
      <text:p text:style-name="P1"># Define a list of microprocessors</text:p>
      <text:p text:style-name="P1">microprocessors = ["Raspberry Pi", "Arduino", "Jetson Nano", "ESP32"]</text:p>
      <text:p text:style-name="P1"/>
      <text:p text:style-name="P1"># Select the most suitable microprocessor based on requirements</text:p>
      <text:p text:style-name="P1">selected_microprocessor = "Raspberry Pi"</text:p>
      <text:p text:style-name="P1"/>
      <text:p text:style-name="P1"># Print the selected microprocessor</text:p>
      <text:p text:style-name="P1">print("Selected Microprocessor:", selected_microprocessor)</text:p>
      <text:p text:style-name="P1">```</text:p>
      <text:p text:style-name="P1"/>
      <text:p text:style-name="P1">MicroPython Code Example:</text:p>
      <text:p text:style-name="P1">```python</text:p>
      <text:p text:style-name="P1"># Example MicroPython code for microprocessor selection</text:p>
      <text:p text:style-name="P1"/>
      <text:p text:style-name="P1"># Define a list of microprocessors</text:p>
      <text:p text:style-name="P1">microprocessors = ["Raspberry Pi", "Arduino", "ESP32"]</text:p>
      <text:p text:style-name="P1"/>
      <text:p text:style-name="P1"># Select the most suitable microprocessor based on requirements</text:p>
      <text:p text:style-name="P1">selected_microprocessor = "Raspberry Pi"</text:p>
      <text:p text:style-name="P1"/>
      <text:p text:style-name="P1"># Print the selected microprocessor</text:p>
      <text:p text:style-name="P1">print("Selected Microprocessor:", selected_microprocessor)</text:p>
      <text:p text:style-name="P1">```</text:p>
      <text:p text:style-name="P1"/>
      <text:p text:style-name="P1"/>
      <text:p text:style-name="P1"/>
      <text:p text:style-name="P1"/>
      <text:p text:style-name="P1">Week 3: Building and Configuring Donkey Car</text:p>
      <text:p text:style-name="P1"/>
      <text:p text:style-name="P1">- Recap and Discussion (10 minutes)</text:p>
      <text:p text:style-name="P1"><text:s text:c="2"/>- Review the homework and discuss the students' microprocessor selections.</text:p>
      <text:p text:style-name="P1"><text:s text:c="2"/>- Encourage students to share their reasoning and discuss any challenges they encountered.</text:p>
      <text:p text:style-name="P1"/>
      <text:p text:style-name="P1">- Building Donkey Car (20 minutes)</text:p>
      <text:p text:style-name="P1"><text:s text:c="2"/>- Provide step-by-step instructions on assembling the Donkey Car components, including the chassis, motor, camera, and microprocessor.</text:p>
      <text:p text:style-name="P1"><text:s text:c="2"/>- Demonstrate the correct wiring and connections.</text:p>
      <text:p text:style-name="P1"/>
      <text:p text:style-name="P1">- Configuring Donkey Car (20 minutes)</text:p>
      <text:p text:style-name="P1"><text:s text:c="2"/>- Explain the process of configuring the microprocessor for Donkey Car.</text:p>
      <text:p text:style-name="P1"><text:s text:c="2"/>- Discuss the necessary software installations, libraries, and dependencies.</text:p>
      <text:p text:style-name="P1"><text:s text:c="2"/>- Guide students through the configuration process, ensuring they understand each step.</text:p>
      <text:p text:style-name="P1"/>
      <text:p text:style-name="P1">- Activity: Test Drive (10 minutes)</text:p>
      <text:p text:style-name="P1"><text:soft-page-break/><text:s text:c="2"/>- Allow students to test drive their Donkey Car in a controlled environment.</text:p>
      <text:p text:style-name="P1"><text:s text:c="2"/>- Encourage them to observe and document any issues or errors they encounter.</text:p>
      <text:p text:style-name="P1"/>
      <text:p text:style-name="P1">- Recap and Homework (10 minutes)</text:p>
      <text:p text:style-name="P1"><text:s text:c="2"/>- Summarize the key points covered in the lesson.</text:p>
      <text:p text:style-name="P1">- Assign homework: Troubleshoot any issues encountered during the test drive and document the solutions.</text:p>
      <text:p text:style-name="P1"/>
      <text:p text:style-name="P1"/>
      <text:p text:style-name="P1">Week 3: Building and Configuring Donkey Car</text:p>
      <text:p text:style-name="P1"/>
      <text:p text:style-name="P1">Python Code Example:</text:p>
      <text:p text:style-name="P1">```python</text:p>
      <text:p text:style-name="P1"># Example Python code for building and configuring Donkey Car</text:p>
      <text:p text:style-name="P1"/>
      <text:p text:style-name="P1"># Import necessary libraries</text:p>
      <text:p text:style-name="P1">import RPi.GPIO as GPIO</text:p>
      <text:p text:style-name="P1"/>
      <text:p text:style-name="P1"># Set up GPIO pins for motor control</text:p>
      <text:p text:style-name="P1">GPIO.setmode(GPIO.BCM)</text:p>
      <text:p text:style-name="P1">GPIO.setup(17, GPIO.OUT)</text:p>
      <text:p text:style-name="P1">GPIO.setup(18, GPIO.OUT)</text:p>
      <text:p text:style-name="P1"/>
      <text:p text:style-name="P1"># Function to drive the car forward</text:p>
      <text:p text:style-name="P1">def drive_forward():</text:p>
      <text:p text:style-name="P1"><text:s text:c="4"/>GPIO.output(17, GPIO.HIGH)</text:p>
      <text:p text:style-name="P1"><text:s text:c="4"/>GPIO.output(18, GPIO.LOW)</text:p>
      <text:p text:style-name="P1"/>
      <text:p text:style-name="P1"># Call the function to drive the car forward</text:p>
      <text:p text:style-name="P1">drive_forward()</text:p>
      <text:p text:style-name="P1">```</text:p>
      <text:p text:style-name="P1"/>
      <text:p text:style-name="P1">MicroPython Code Example:</text:p>
      <text:p text:style-name="P1">```python</text:p>
      <text:p text:style-name="P1"># Example MicroPython code for building and configuring Donkey Car</text:p>
      <text:p text:style-name="P1"/>
      <text:p text:style-name="P1"># Import necessary libraries</text:p>
      <text:p text:style-name="P1">from machine import Pin</text:p>
      <text:p text:style-name="P1"/>
      <text:p text:style-name="P1"># Set up GPIO pins for motor control</text:p>
      <text:p text:style-name="P1">motor1 = Pin(17, Pin.OUT)</text:p>
      <text:p text:style-name="P1">motor2 = Pin(18, Pin.OUT)</text:p>
      <text:p text:style-name="P1"/>
      <text:p text:style-name="P1"># Function to drive the car forward</text:p>
      <text:p text:style-name="P1">def drive_forward():</text:p>
      <text:p text:style-name="P1"><text:s text:c="4"/>motor1.on()</text:p>
      <text:p text:style-name="P1"><text:s text:c="4"/>motor2.off()</text:p>
      <text:p text:style-name="P1"/>
      <text:p text:style-name="P1"># Call the function to drive the car forward</text:p>
      <text:p text:style-name="P1"><text:soft-page-break/>drive_forward()</text:p>
      <text:p text:style-name="P1">```</text:p>
      <text:p text:style-name="P1"/>
      <text:p text:style-name="P1"/>
      <text:p text:style-name="P1">Week 4: Testing and Implementing Code with Donkey Car</text:p>
      <text:p text:style-name="P1"/>
      <text:p text:style-name="P1">- Recap and Discussion (10 minutes)</text:p>
      <text:p text:style-name="P1"><text:s text:c="2"/>- Review the homework and discuss the solutions to the issues encountered during the test drive.</text:p>
      <text:p text:style-name="P1"><text:s text:c="2"/>- Encourage students to share their experiences and lessons learned.</text:p>
      <text:p text:style-name="P1"/>
      <text:p text:style-name="P1">- Testing Forward Driving (15 minutes)</text:p>
      <text:p text:style-name="P1"><text:s text:c="2"/>- Explain the basics of writing code to control the Donkey Car to drive forward.</text:p>
      <text:p text:style-name="P1"><text:s text:c="2"/>- Demonstrate how to test the code on the Donkey Car.</text:p>
      <text:p text:style-name="P1"><text:s text:c="2"/>- Instruct students to write their own code to make the car drive forward and test it on their Donkey Car.</text:p>
      <text:p text:style-name="P1"/>
      <text:p text:style-name="P1">- Testing Turns (15 minutes)</text:p>
      <text:p text:style-name="P1"><text:s text:c="2"/>- Introduce the concept of turning the Donkey Car left and right.</text:p>
      <text:p text:style-name="P1"><text:s text:c="2"/>- Explain the code modifications required to implement turns.</text:p>
      <text:p text:style-name="P1"><text:s text:c="2"/>- Demonstrate how to test the code on the Donkey Car.</text:p>
      <text:p text:style-name="P1"><text:s text:c="2"/>- Instruct students to modify their code to make the car turn left and right and test it on their Donkey Car.</text:p>
      <text:p text:style-name="P1"/>
      <text:p text:style-name="P1">- Activity: Implementing Remote Control with Autonomy (20 minutes)</text:p>
      <text:p text:style-name="P1"><text:s text:c="2"/>- Explain the concept of remote control with autonomy, where the car can be controlled remotely but also has autonomous capabilities.</text:p>
      <text:p text:style-name="P1"/>
      <text:p text:style-name="P1">- Recap and Homework (10 minutes)</text:p>
      <text:p text:style-name="P1"><text:s text:c="2"/>- Summarize the key points covered in the lesson.</text:p>
      <text:p text:style-name="P1">- Assign homework: Write a short paragraph reflecting on their experience testing and implementing code with the Donkey Car.</text:p>
      <text:p text:style-name="P1"/>
      <text:p text:style-name="P1"/>
      <text:p text:style-name="P1">Week 4: Testing and Implementing Code with Donkey Car</text:p>
      <text:p text:style-name="P1"/>
      <text:p text:style-name="P1">Python Code Example:</text:p>
      <text:p text:style-name="P1">```python</text:p>
      <text:p text:style-name="P1"># Example Python code for testing and implementing code with Donkey Car</text:p>
      <text:p text:style-name="P1"/>
      <text:p text:style-name="P1"># Import necessary libraries</text:p>
      <text:p text:style-name="P1">import time</text:p>
      <text:p text:style-name="P1"/>
      <text:p text:style-name="P1"># Function to drive the car forward</text:p>
      <text:p text:style-name="P1">def drive_forward():</text:p>
      <text:p text:style-name="P1"><text:s text:c="4"/># Code to control the motors and drive the car forward</text:p>
      <text:p text:style-name="P1"><text:s text:c="4"/>print("Driving forward...")</text:p>
      <text:p text:style-name="P1"/>
      <text:p text:style-name="P1"># Function to turn the car left</text:p>
      <text:p text:style-name="P1">def turn_left():</text:p>
      <text:p text:style-name="P1"><text:soft-page-break/><text:s text:c="4"/># Code to control the motors and turn the car left</text:p>
      <text:p text:style-name="P1"><text:s text:c="4"/>print("Turning left...")</text:p>
      <text:p text:style-name="P1"/>
      <text:p text:style-name="P1"># Call the functions to test the code</text:p>
      <text:p text:style-name="P1">drive_forward()</text:p>
      <text:p text:style-name="P1">time.sleep(2)</text:p>
      <text:p text:style-name="P1">turn_left()</text:p>
      <text:p text:style-name="P1">```</text:p>
      <text:p text:style-name="P1"/>
      <text:p text:style-name="P1">MicroPython Code Example:</text:p>
      <text:p text:style-name="P1">```python</text:p>
      <text:p text:style-name="P1"># Example MicroPython code for testing and implementing code with Donkey Car</text:p>
      <text:p text:style-name="P1"/>
      <text:p text:style-name="P1"># Import necessary libraries</text:p>
      <text:p text:style-name="P1">import time</text:p>
      <text:p text:style-name="P1"/>
      <text:p text:style-name="P1"># Function to drive the car forward</text:p>
      <text:p text:style-name="P1">def drive_forward():</text:p>
      <text:p text:style-name="P1"><text:s text:c="4"/># Code to control the motors and drive the car forward</text:p>
      <text:p text:style-name="P1"><text:s text:c="4"/>print("Driving forward...")</text:p>
      <text:p text:style-name="P1"/>
      <text:p text:style-name="P1"># Function to turn the car left</text:p>
      <text:p text:style-name="P1">def turn_left():</text:p>
      <text:p text:style-name="P1"><text:s text:c="4"/># Code to control the motors and turn the car left</text:p>
      <text:p text:style-name="P1"><text:s text:c="4"/>print("Turning left...")</text:p>
      <text:p text:style-name="P1"/>
      <text:p text:style-name="P1"># Call the functions to test the code</text:p>
      <text:p text:style-name="P1">drive_forward()</text:p>
      <text:p text:style-name="P1">time.sleep(2)</text:p>
      <text:p text:style-name="P1">turn_left()</text:p>
      <text:p text:style-name="P1">```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0T12:23:49.712365824</meta:creation-date>
    <dc:date>2023-11-10T12:39:27.347897856</dc:date>
    <meta:editing-duration>PT15M38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6" meta:paragraph-count="185" meta:word-count="1296" meta:character-count="8388" meta:non-whitespace-character-count="7133"/>
  </office:meta>
</office:document-meta>
</file>